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3e1aa02" officeooo:paragraph-rsid="0416131a"/>
    </style:style>
    <style:style style:name="P5" style:family="paragraph" style:parent-style-name="Text_20_body">
      <style:text-properties officeooo:rsid="03cd6312" officeooo:paragraph-rsid="03e2b749"/>
    </style:style>
    <style:style style:name="P6" style:family="paragraph" style:parent-style-name="Text_20_body">
      <style:text-properties officeooo:rsid="0411fb25" officeooo:paragraph-rsid="0411fb25"/>
    </style:style>
    <style:style style:name="P7" style:family="paragraph" style:parent-style-name="Text_20_body">
      <style:text-properties officeooo:rsid="03eabd9d" officeooo:paragraph-rsid="04181739"/>
    </style:style>
    <style:style style:name="P8" style:family="paragraph" style:parent-style-name="Text_20_body">
      <style:text-properties officeooo:rsid="03c4c078" officeooo:paragraph-rsid="03fa73a6"/>
    </style:style>
    <style:style style:name="P9" style:family="paragraph" style:parent-style-name="Text_20_body">
      <style:text-properties officeooo:rsid="041c2c23" officeooo:paragraph-rsid="041c2c23"/>
    </style:style>
    <style:style style:name="P10" style:family="paragraph" style:parent-style-name="Text_20_body">
      <style:text-properties fo:font-style="normal" officeooo:rsid="03ada89d" officeooo:paragraph-rsid="03ada89d" style:font-style-asian="normal" style:font-style-complex="normal"/>
    </style:style>
    <style:style style:name="P11" style:family="paragraph" style:parent-style-name="Text_20_body">
      <style:text-properties fo:font-style="normal" officeooo:rsid="03e1aa02" officeooo:paragraph-rsid="042307b2" style:font-style-asian="normal" style:font-style-complex="normal"/>
    </style:style>
    <style:style style:name="P12" style:family="paragraph" style:parent-style-name="Text_20_body">
      <style:text-properties fo:font-style="normal" officeooo:rsid="042307b2" officeooo:paragraph-rsid="042307b2" style:font-style-asian="normal" style:font-style-complex="normal"/>
    </style:style>
    <style:style style:name="P13" style:family="paragraph" style:parent-style-name="Text_20_body">
      <style:text-properties officeooo:rsid="042732ae" officeooo:paragraph-rsid="042732ae"/>
    </style:style>
    <style:style style:name="P14" style:family="paragraph" style:parent-style-name="Text_20_body">
      <style:text-properties officeooo:rsid="0428f079" officeooo:paragraph-rsid="0428f079"/>
    </style:style>
    <style:style style:name="P15" style:family="paragraph" style:parent-style-name="Heading_20_2">
      <style:text-properties officeooo:rsid="03bd9aad" officeooo:paragraph-rsid="03e2b749"/>
    </style:style>
    <style:style style:name="P16" style:family="paragraph" style:parent-style-name="Heading_20_2">
      <style:text-properties officeooo:rsid="03bd9aad" officeooo:paragraph-rsid="03f692fd"/>
    </style:style>
    <style:style style:name="P17" style:family="paragraph" style:parent-style-name="Heading_20_2">
      <style:text-properties officeooo:rsid="03bd9aad" officeooo:paragraph-rsid="03cff3f2"/>
    </style:style>
    <style:style style:name="P18" style:family="paragraph" style:parent-style-name="Heading_20_2">
      <style:text-properties officeooo:rsid="03bd9aad" officeooo:paragraph-rsid="041c2c23"/>
    </style:style>
    <style:style style:name="P19" style:family="paragraph" style:parent-style-name="Heading_20_2">
      <style:text-properties officeooo:rsid="03bd9aad" officeooo:paragraph-rsid="042307b2"/>
    </style:style>
    <style:style style:name="P20" style:family="paragraph" style:parent-style-name="Heading_20_2">
      <style:text-properties officeooo:rsid="0411fb25" officeooo:paragraph-rsid="0411fb25"/>
    </style:style>
    <style:style style:name="P21" style:family="paragraph" style:parent-style-name="Heading_20_3">
      <style:paragraph-properties fo:margin-top="0in" fo:margin-bottom="0in" loext:contextual-spacing="false" fo:text-align="start" style:justify-single-word="false" style:writing-mode="lr-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2" style:family="paragraph" style:parent-style-name="Heading_20_3">
      <style:paragraph-properties fo:margin-top="0in" fo:margin-bottom="0in" loext:contextual-spacing="false" fo:text-align="end" style:justify-single-word="false" style:writing-mode="rl-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3" style:family="paragraph" style:parent-style-name="Heading_20_2">
      <style:paragraph-properties fo:break-before="page"/>
    </style:style>
    <style:style style:name="P24" style:family="paragraph" style:parent-style-name="Standard">
      <style:text-properties officeooo:rsid="03f1c668" officeooo:paragraph-rsid="03f1c668"/>
    </style:style>
    <style:style style:name="P25" style:family="paragraph" style:parent-style-name="Heading_20_1">
      <style:text-properties officeooo:rsid="03ada89d" officeooo:paragraph-rsid="03ada89d"/>
    </style:style>
    <style:style style:name="P26" style:family="paragraph" style:parent-style-name="Heading_20_3" style:list-style-name="L1">
      <style:paragraph-properties fo:text-align="start" style:justify-single-word="false" style:writing-mode="lr-tb"/>
      <style:text-properties officeooo:rsid="060df3ee" officeooo:paragraph-rsid="042d4e12"/>
    </style:style>
    <style:style style:name="P27" style:family="paragraph" style:parent-style-name="Heading_20_3" style:list-style-name="L1">
      <style:paragraph-properties fo:text-align="start" style:justify-single-word="false" style:writing-mode="lr-tb"/>
      <style:text-properties officeooo:paragraph-rsid="042d4e12"/>
    </style:style>
    <style:style style:name="P28" style:family="paragraph" style:parent-style-name="Heading_20_3" style:list-style-name="L1">
      <style:paragraph-properties fo:margin-top="0in" fo:margin-bottom="0in" loext:contextual-spacing="false" fo:text-align="start" style:justify-single-word="false" style:writing-mode="lr-tb"/>
      <style:text-properties officeooo:paragraph-rsid="042d4e12"/>
    </style:style>
    <style:style style:name="P29" style:family="paragraph" style:parent-style-name="Text_20_body" style:list-style-name="L1">
      <style:paragraph-properties fo:text-align="start" style:justify-single-word="false" style:writing-mode="lr-tb"/>
      <style:text-properties officeooo:rsid="060df3ee" officeooo:paragraph-rsid="042d4e12"/>
    </style:style>
    <style:style style:name="P30" style:family="paragraph" style:parent-style-name="Text_20_body" style:list-style-name="L1">
      <style:paragraph-properties fo:margin-top="0in" fo:margin-bottom="0in" loext:contextual-spacing="false" fo:text-align="start" style:justify-single-word="false" style:writing-mode="lr-tb"/>
      <style:text-properties officeooo:paragraph-rsid="042d4e12"/>
    </style:style>
    <style:style style:name="T1" style:family="text">
      <style:text-properties officeooo:rsid="03af622a"/>
    </style:style>
    <style:style style:name="T2" style:family="text">
      <style:text-properties fo:font-style="italic" style:font-style-asian="italic" style:font-style-complex="italic"/>
    </style:style>
    <style:style style:name="T3" style:family="text">
      <style:text-properties fo:font-style="italic" officeooo:rsid="03cf7497" style:font-style-asian="italic" style:font-style-complex="italic"/>
    </style:style>
    <style:style style:name="T4" style:family="text">
      <style:text-properties officeooo:rsid="03cdcb80"/>
    </style:style>
    <style:style style:name="T5" style:family="text">
      <style:text-properties officeooo:rsid="03ceb7a0"/>
    </style:style>
    <style:style style:name="T6" style:family="text">
      <style:text-properties officeooo:rsid="03d0d300"/>
    </style:style>
    <style:style style:name="T7" style:family="text">
      <style:text-properties officeooo:rsid="03d6b688"/>
    </style:style>
    <style:style style:name="T8" style:family="text">
      <style:text-properties officeooo:rsid="03e77197"/>
    </style:style>
    <style:style style:name="T9" style:family="text">
      <style:text-properties officeooo:rsid="03f692fd"/>
    </style:style>
    <style:style style:name="T10" style:family="text">
      <style:text-properties officeooo:rsid="040f0821"/>
    </style:style>
    <style:style style:name="T11" style:family="text">
      <style:text-properties officeooo:rsid="040f854d"/>
    </style:style>
    <style:style style:name="T12" style:family="text">
      <style:text-properties officeooo:rsid="041045fb"/>
    </style:style>
    <style:style style:name="T13" style:family="text">
      <style:text-properties officeooo:rsid="0415a22a"/>
    </style:style>
    <style:style style:name="T14" style:family="text">
      <style:text-properties officeooo:rsid="0416131a"/>
    </style:style>
    <style:style style:name="T15" style:family="text">
      <style:text-properties officeooo:rsid="0417594d"/>
    </style:style>
    <style:style style:name="T16" style:family="text">
      <style:text-properties officeooo:rsid="041947b9"/>
    </style:style>
    <style:style style:name="T17" style:family="text">
      <style:text-properties officeooo:rsid="041d0c5a"/>
    </style:style>
    <style:style style:name="T18" style:family="text">
      <style:text-properties officeooo:rsid="042732ae"/>
    </style:style>
    <style:style style:name="T19" style:family="text">
      <style:text-properties officeooo:rsid="0429e99d"/>
    </style:style>
    <style:style style:name="T20" style:family="text">
      <style:text-properties officeooo:rsid="042ba63f"/>
    </style:style>
    <style:style style:name="T21" style:family="text">
      <style:text-properties style:font-name="David CLM" fo:font-size="12pt" style:font-size-asian="12pt" style:font-name-complex="David CLM" style:font-size-complex="12pt"/>
    </style:style>
    <style:style style:name="T22" style:family="text">
      <style:text-properties style:font-name="David CLM" fo:font-size="12pt" officeooo:rsid="0476338c" style:font-size-asian="12pt" style:font-name-complex="David CLM" style:font-size-complex="12pt"/>
    </style:style>
    <style:style style:name="T23" style:family="text">
      <style:text-properties style:font-name="David CLM" fo:font-size="12pt" officeooo:rsid="046d0031" style:font-size-asian="12pt" style:font-name-complex="David CLM" style:font-size-complex="12pt"/>
    </style:style>
    <style:style style:name="T24" style:family="text">
      <style:text-properties style:font-name="David CLM" fo:font-size="12pt" officeooo:rsid="060e3d24" style:font-size-asian="12pt" style:font-name-complex="David CLM" style:font-size-complex="12pt"/>
    </style:style>
    <style:style style:name="T25" style:family="text">
      <style:text-properties style:font-name="David CLM" fo:font-size="12pt" officeooo:rsid="060e8510" style:font-size-asian="12pt" style:font-name-complex="David CLM" style:font-size-complex="12pt"/>
    </style:style>
    <style:style style:name="T26" style:family="text">
      <style:text-properties style:font-name="David CLM" fo:font-size="12pt" officeooo:rsid="060f1d26" style:font-size-asian="12pt" style:font-name-complex="David CLM" style:font-size-complex="12pt"/>
    </style:style>
    <style:style style:name="T27" style:family="text">
      <style:text-properties style:font-name="David CLM" fo:font-size="12pt" fo:font-weight="normal" officeooo:rsid="060e8510" style:font-size-asian="12pt" style:font-weight-asian="normal" style:font-name-complex="David CLM" style:font-size-complex="12pt" style:font-weight-complex="normal"/>
    </style:style>
    <style:style style:name="T28" style:family="text">
      <style:text-properties style:font-name="David CLM" fo:font-size="12pt" fo:font-weight="normal" officeooo:rsid="060f1d26" style:font-size-asian="12pt" style:font-weight-asian="normal" style:font-name-complex="David CLM" style:font-size-complex="12pt" style:font-weight-complex="normal"/>
    </style:style>
    <style:style style:name="T29" style:family="text">
      <style:text-properties style:font-name="David CLM" fo:font-size="12pt" fo:font-weight="normal" officeooo:rsid="0611f283" style:font-size-asian="12pt" style:font-weight-asian="normal" style:font-name-complex="David CLM" style:font-size-complex="12pt" style:font-weight-complex="normal"/>
    </style:style>
    <style:style style:name="T30" style:family="text">
      <style:text-properties style:font-name="David CLM" fo:font-size="12pt" fo:font-weight="normal" officeooo:rsid="0615b6d1" style:font-size-asian="12pt" style:font-weight-asian="normal" style:font-name-complex="David CLM" style:font-size-complex="12pt" style:font-weight-complex="normal"/>
    </style:style>
    <style:style style:name="T31" style:family="text">
      <style:text-properties style:font-name="David CLM" fo:font-size="12pt" fo:font-weight="normal" officeooo:rsid="0615ee3c" style:font-size-asian="12pt" style:font-weight-asian="normal" style:font-name-complex="David CLM" style:font-size-complex="12pt" style:font-weight-complex="normal"/>
    </style:style>
    <style:style style:name="T32" style:family="text">
      <style:text-properties style:font-name="David CLM" fo:font-size="12pt" fo:font-weight="normal" officeooo:rsid="06196635" style:font-size-asian="12pt" style:font-weight-asian="normal" style:font-name-complex="David CLM" style:font-size-complex="12pt" style:font-weight-complex="normal"/>
    </style:style>
    <style:style style:name="T33" style:family="text">
      <style:text-properties style:font-name="David CLM" fo:font-size="12pt" fo:font-weight="bold" officeooo:rsid="0611f283" style:font-size-asian="12pt" style:font-weight-asian="normal" style:font-name-complex="David CLM" style:font-size-complex="12pt" style:font-weight-complex="normal"/>
    </style:style>
    <style:style style:name="T34" style:family="text">
      <style:text-properties style:font-name="sans-serif" fo:font-size="12pt" style:font-size-asian="12pt" style:font-size-complex="12pt"/>
    </style:style>
    <style:style style:name="T35" style:family="text">
      <style:text-properties style:font-name="sans-serif" fo:font-size="12pt" officeooo:rsid="0476338c"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10">מטלה</text:span> <text:span text:style-name="T11">- שידוכים ושיבוצים</text:span></text:h>
      <text:p text:style-name="P10">יש לענות על שאלה אחת<text:span text:style-name="T4"> לבחירתכם</text:span>. הגשה בזוגות<text:span text:style-name="T1">, עד תחילת ההרצאה בשבוע הבא.</text:span></text:p>
      <text:p text:style-name="P19">שאלה 1<text:span text:style-name="T13">: שידוך יציב ויעילות</text:span></text:p>
      <text:p text:style-name="P11">א. <text:span text:style-name="T14">הוכיחו שכל שידוך יציב הוא יעיל-פארטו, אבל ההיפך לא נכון.</text:span></text:p>
      <text:p text:style-name="P12">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17">שאלה <text:span text:style-name="T18">2: כמה שידוכים יציבים יש?</text:span></text:p>
      <text:p text:style-name="P13">כשיש 3 סטודנטים ו-3 מחלקות, יש 6 שידוכים אפשריים. כמה מהם יציבים?</text:p>
      <text:p text:style-name="P3"><text:span text:style-name="T18">א</text:span>.<text:span text:style-name="T18"> הראו דוגמה שבה יש רק שידוך יציב אחד.</text:span></text:p>
      <text:p text:style-name="P4"><text:span text:style-name="T18">ב</text:span>. <text:span text:style-name="T14">הראו דוגמה שבה יש בדיוק 2 שידוכים יציבים.</text:span></text:p>
      <text:p text:style-name="P13">ג. האם ייתכן שכל 6 השידוכים הם יציבים? אם כן - הראו דוגמה, אם לא - הוכיחו.</text:p>
      <text:p text:style-name="P13">ד. מה המספר הגדול ביותר של שידוכים יציבים שייתכנו במצב זה? </text:p>
      <text:p text:style-name="P18">שאלה <text:span text:style-name="T19">3: מי נשאר בחוץ?</text:span></text:p>
      <text:p text:style-name="P9">נניח שמספר הסטודנטים גדול ממספר המחלקות (ובכל מחלקה יש מקום אחד). במצב זה, בכל שידוך, חלק מהסטודנטים יישארו בחוץ.</text:p>
      <text:p text:style-name="P9">א. הראו דוגמה עם <text:span text:style-name="T17">3</text:span> סטודנטים ו-<text:span text:style-name="T17">2</text:span> מחלקות, שבה יש לפחות שני שידוכים יציבים. מיצאו את שניהם והראו איזה סטודנט נשאר בחוץ בכל שידוך יציב.</text:p>
      <text:p text:style-name="P9">ב. הוכיחו, שב<text:span text:style-name="T2">כל </text:span>שידוך יציב (לא משנה באיזה אלגוריתם מצאנו אותו), <text:span text:style-name="T2">אותם </text:span>סטודנטים יישארו בחוץ. כלומר, אם מישהו נשאר בחוץ בשידוך יציב א, אז הוא נשאר בחוץ גם בשידוך יציב ב.</text:p>
      <text:p text:style-name="P14">אם אתם נתקעים, קיראו בויקיפדיה על "Rural hospitals theorem".</text:p>
      <text:p text:style-name="P15">שאלה <text:span text:style-name="T19">4</text:span>: <text:span text:style-name="T8">אלגוריתם קבלה-על-תנאי</text:span></text:p>
      <text:p text:style-name="P7">א. <text:span text:style-name="T14">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5"><text:span text:style-name="T16">ב. </text:span>הוכיחו <text:span text:style-name="T5">ש</text:span>אלגוריתם קבלה על-תנאי <text:span text:style-name="T6">כשהמחלקות מציעות</text:span>, מחזיר את השידוך<text:span text:style-name="T7"> היציב</text:span> <text:span text:style-name="T2">הכי גרוע עבור </text:span><text:span text:style-name="T3">הסטודנטים </text:span>מכל השידוכים היציבים<text:span text:style-name="T7"> (רמז: הוכיחו שכל שידוך יציב שהוא הכי טוב עבור המחלקות, הוא הכי גרוע עבור הסטודנטים).</text:span></text:p>
      <text:p text:style-name="P24"><text:soft-page-break/>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16">שאלה <text:span text:style-name="T20">5</text:span>: <text:span text:style-name="T9">שידוך יציב לפי גובה</text:span></text:p>
      <text:p text:style-name="P8">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2"> הוכיחו שהוא אמיתי.</text:span></text:p>
      <text:p text:style-name="P20">שאלה <text:span text:style-name="T20">6</text:span>: תיכנות - יציבות</text:p>
      <text:p text:style-name="P6">כיתבו אלגוריתם המקבל שידוך ובודק אם הוא יציב.</text:p>
      <text:p text:style-name="P6">בניגוד למטלות הקודמות, הפעם אתם תגדירו את מבני-הנתונים הדרושים, <text:span text:style-name="T15">פורמט </text:span>הקלט <text:span text:style-name="T15">ו</text:span>הפלט.</text:p>
      <text:p text:style-name="P6"/>
      <text:p text:style-name="P6"/>
      <text:p text:style-name="P23">מאמרים להרחבה ולמטלת רשות</text:p>
      <text:list xml:id="list2984979764" text:style-name="L1">
        <text:list-item>
          <text:p text:style-name="P29"><text:span text:style-name="T22">Hassidim, Romm, Shorrer</text:span><text:span text:style-name="T21"> (2017):</text:span><text:span text:style-name="T22"> "</text:span><text:a xlink:type="simple" xlink:href="http://scholar.harvard.edu/files/ran/files/redesigning_the_israeli_psychology_masters_match.pdf" text:style-name="Internet_20_link" text:visited-style-name="Visited_20_Internet_20_Link"><text:span text:style-name="T34">Redesigning the Israeli Psychology Master’s</text:span></text:a><text:a xlink:type="simple" xlink:href="http://scholar.harvard.edu/files/ran/files/redesigning_the_israeli_psychology_masters_match.pdf" text:style-name="Internet_20_link" text:visited-style-name="Visited_20_Internet_20_Link"><text:span text:style-name="T35"> </text:span></text:a><text:a xlink:type="simple" xlink:href="http://scholar.harvard.edu/files/ran/files/redesigning_the_israeli_psychology_masters_match.pdf" text:style-name="Internet_20_link" text:visited-style-name="Visited_20_Internet_20_Link"><text:span text:style-name="T34">Match</text:span></text:a><text:span text:style-name="T22">", 2017</text:span><text:span text:style-name="T23"> </text:span></text:p>
        </text:list-item>
        <text:list-item>
          <text:p text:style-name="P26"><text:span text:style-name="T22">Hassidim, </text:span><text:span text:style-name="T24">Marciano, </text:span><text:span text:style-name="T22">Romm</text:span><text:span text:style-name="T24"> (2017): "</text:span><text:a xlink:type="simple" xlink:href="https://www.aeaweb.org/articles?id=10.1257/aer.p20171027" text:style-name="Internet_20_link" text:visited-style-name="Visited_20_Internet_20_Link"><text:span text:style-name="T23">The Mechanism Is Truthful, Why Aren't You?‏</text:span></text:a><text:span text:style-name="T24">"</text:span><text:span text:style-name="T25"> http://scholar.harvard.edu/files/ran/files/redesigning_the_israeli_psychology_masters_match.pdf</text:span></text:p>
        </text:list-item>
        <text:list-item>
          <text:p text:style-name="P27"><text:span text:style-name="T25">Roth, Shorrer (2015): "</text:span><text:bookmark text:name="RuIAYWD7Vt0J"/><text:a xlink:type="simple" xlink:href="https://ijhpr.biomedcentral.com/articles/10.1186/s13584-015-0014-y" text:style-name="Internet_20_link" text:visited-style-name="Visited_20_Internet_20_Link"><text:span text:style-name="T25">The redesign of the medical intern assignment mechanism in Israel‏</text:span></text:a><text:span text:style-name="T25">"</text:span></text:p>
        </text:list-item>
        <text:list-item>
          <text:p text:style-name="P27"><text:span text:style-name="T25">Wu, Roth (2018): "</text:span><text:a xlink:type="simple" xlink:href="https://www.sciencedirect.com/science/article/pii/S0899825618300022" text:style-name="Internet_20_link" text:visited-style-name="Visited_20_Internet_20_Link"><text:span text:style-name="T25">The lattice of envy-free matchings‏</text:span></text:a><text:span text:style-name="T25">"</text:span></text:p>
        </text:list-item>
        <text:list-item>
          <text:p text:style-name="P30"><text:span text:style-name="T27">Z Peng, W Shan, P Jia, B Yu, Y Jiang, B Yao (2018): "</text:span><text:a xlink:type="simple" xlink:href="https://link.springer.com/article/10.1007/s11116-018-9960-x" text:style-name="Internet_20_link" text:visited-style-name="Visited_20_Internet_20_Link"><text:span text:style-name="T27">Stable ride-sharing matching for the commuters with payment design‏</text:span></text:a><text:span text:style-name="T27">"</text:span></text:p>
        </text:list-item>
        <text:list-item>
          <text:p text:style-name="P30"><text:span text:style-name="T25">T Wang, F Liu, J Guo, H Xu</text:span><text:span text:style-name="T26"> (2016): "</text:span><text:a xlink:type="simple" xlink:href="https://ieeexplore.ieee.org/abstract/document/7524357/" text:style-name="Internet_20_link" text:visited-style-name="Visited_20_Internet_20_Link"><text:span text:style-name="T25">Dynamic SDN controller assignment in data center networks: </text:span></text:a><text:a xlink:type="simple" xlink:href="https://ieeexplore.ieee.org/abstract/document/7524357/" text:style-name="Internet_20_link" text:visited-style-name="Visited_20_Internet_20_Link"><text:span text:style-name="T27">Stable matching </text:span></text:a><text:a xlink:type="simple" xlink:href="https://ieeexplore.ieee.org/abstract/document/7524357/" text:style-name="Internet_20_link" text:visited-style-name="Visited_20_Internet_20_Link"><text:span text:style-name="T25">with transfers‏</text:span></text:a><text:span text:style-name="T26">"</text:span></text:p>
        </text:list-item>
        <text:list-item>
          <text:p text:style-name="P30"><text:span text:style-name="T28">Y Chen, L Lin, G Cao, Z Chen</text:span><text:span text:style-name="T29"> (2018): "</text:span><text:a xlink:type="simple" xlink:href="https://ieeexplore.ieee.org/abstract/document/8486258/" text:style-name="Internet_20_link" text:visited-style-name="Visited_20_Internet_20_Link"><text:span text:style-name="T28">Stable combinatorial spectrum matching‏</text:span></text:a><text:span text:style-name="T29">"</text:span></text:p>
        </text:list-item>
        <text:list-item>
          <text:p text:style-name="P30"><text:span text:style-name="T29">I Ashlagi, YA Gonczarowski (2018): "</text:span><text:a xlink:type="simple" xlink:href="https://www.sciencedirect.com/science/article/pii/S0022053118303454" text:style-name="Internet_20_link" text:visited-style-name="Visited_20_Internet_20_Link"><text:span text:style-name="T28">Stable matching mechanisms are not obviously strategy-proof‏</text:span></text:a><text:span text:style-name="T29">"</text:span></text:p>
        </text:list-item>
        <text:list-item>
          <text:p text:style-name="P30"><text:span text:style-name="T29">K Iwama, S Miyazaki</text:span><text:span text:style-name="T30"> (2008): "</text:span><text:bookmark text:name="Y2lFVVI233kJ"/><text:a xlink:type="simple" xlink:href="https://www.computer.org/csdl/proceedings/icks/2008/3128/00/3128a131-abs.html" text:style-name="Internet_20_link" text:visited-style-name="Visited_20_Internet_20_Link"><text:span text:style-name="T29">A survey of </text:span></text:a><text:a xlink:type="simple" xlink:href="https://www.computer.org/csdl/proceedings/icks/2008/3128/00/3128a131-abs.html" text:style-name="Internet_20_link" text:visited-style-name="Visited_20_Internet_20_Link"><text:span text:style-name="T33">the stable </text:span></text:a><text:a xlink:type="simple" xlink:href="https://www.computer.org/csdl/proceedings/icks/2008/3128/00/3128a131-abs.html" text:style-name="Internet_20_link" text:visited-style-name="Visited_20_Internet_20_Link"><text:span text:style-name="T29">marriage problem and its variants‏</text:span></text:a><text:span text:style-name="T30">"</text:span></text:p>
        </text:list-item>
        <text:list-item>
          <text:p text:style-name="P28"><text:span text:style-name="T31">P Biró, RW Irving, I Schlotter  (2011): "</text:span><text:a xlink:type="simple" xlink:href="https://dl.acm.org/citation.cfm?id=1970372" text:style-name="Internet_20_link" text:visited-style-name="Visited_20_Internet_20_Link"><text:span text:style-name="T30">Stable matching with couples: an empirical study‏</text:span></text:a><text:span text:style-name="T31">"</text:span></text:p>
        </text:list-item>
        <text:list-item>
          <text:p text:style-name="P28"><text:bookmark text:name="dHbxyvp2kfUJ"/><text:span text:style-name="T32">Kojima, Pathak, Roth (2013): "</text:span><text:a xlink:type="simple" xlink:href="https://academic.oup.com/qje/article-abstract/128/4/1585/1848960" text:style-name="Internet_20_link" text:visited-style-name="Visited_20_Internet_20_Link"><text:span text:style-name="T31">Matching with couples: Stability and incentives in large markets‏</text:span></text:a><text:span text:style-name="T32">"</text:span></text:p>
        </text:list-item>
      </text:list>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4T19:03:03.230720234</dc:date>
    <meta:editing-duration>P11DT1H28M43S</meta:editing-duration>
    <meta:editing-cycles>958</meta:editing-cycles>
    <dc:creator>Erel Segal-Halevi</dc:creator>
    <meta:document-statistic meta:table-count="0" meta:image-count="0" meta:object-count="0" meta:page-count="3" meta:paragraph-count="39" meta:word-count="595" meta:character-count="3488" meta:non-whitespace-character-count="2937"/>
  </office:meta>
</office:document-meta>
</file>